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writing-mode="lr-tb"/>
    </style:style>
    <style:style style:name="P2" style:family="paragraph" style:parent-style-name="Standard">
      <style:paragraph-properties fo:text-align="start" style:justify-single-word="false" style:writing-mode="lr-tb"/>
      <style:text-properties officeooo:paragraph-rsid="002318f1"/>
    </style:style>
    <style:style style:name="P3" style:family="paragraph" style:parent-style-name="Standard" style:list-style-name="L2">
      <style:paragraph-properties fo:text-align="start" style:justify-single-word="false" style:writing-mode="lr-tb"/>
      <style:text-properties officeooo:paragraph-rsid="002318f1"/>
    </style:style>
    <style:style style:name="P4" style:family="paragraph" style:parent-style-name="Standard">
      <style:paragraph-properties fo:text-align="start" style:justify-single-word="false" style:writing-mode="lr-tb"/>
      <style:text-properties officeooo:paragraph-rsid="0028ed1d"/>
    </style:style>
    <style:style style:name="P5" style:family="paragraph" style:parent-style-name="Standard">
      <style:paragraph-properties fo:text-align="start" style:justify-single-word="false" style:writing-mode="lr-tb"/>
      <style:text-properties officeooo:rsid="001986e8" officeooo:paragraph-rsid="001986e8"/>
    </style:style>
    <style:style style:name="P6" style:family="paragraph" style:parent-style-name="Standard">
      <style:paragraph-properties fo:text-align="start" style:justify-single-word="false" style:writing-mode="lr-tb"/>
      <style:text-properties officeooo:rsid="001986e8" officeooo:paragraph-rsid="0027334a"/>
    </style:style>
    <style:style style:name="P7" style:family="paragraph" style:parent-style-name="Standard">
      <style:paragraph-properties fo:text-align="start" style:justify-single-word="false" style:writing-mode="lr-tb"/>
      <style:text-properties officeooo:rsid="001986e8" officeooo:paragraph-rsid="00282f42"/>
    </style:style>
    <style:style style:name="P8" style:family="paragraph" style:parent-style-name="Standard">
      <style:paragraph-properties fo:text-align="justify" style:justify-single-word="false" style:writing-mode="lr-tb"/>
      <style:text-properties officeooo:rsid="001986e8" officeooo:paragraph-rsid="001986e8"/>
    </style:style>
    <style:style style:name="P9" style:family="paragraph" style:parent-style-name="Standard">
      <style:paragraph-properties fo:text-align="start" style:justify-single-word="false" style:writing-mode="lr-tb"/>
      <style:text-properties officeooo:rsid="001b31c6" officeooo:paragraph-rsid="001b31c6"/>
    </style:style>
    <style:style style:name="P10" style:family="paragraph" style:parent-style-name="Standard">
      <style:paragraph-properties fo:text-align="center" style:justify-single-word="false" style:writing-mode="lr-tb"/>
      <style:text-properties officeooo:paragraph-rsid="001986e8"/>
    </style:style>
    <style:style style:name="P11" style:family="paragraph" style:parent-style-name="Standard">
      <style:paragraph-properties fo:text-align="center" style:justify-single-word="false" style:writing-mode="lr-tb"/>
      <style:text-properties officeooo:rsid="001ccd03" officeooo:paragraph-rsid="001ccd03"/>
    </style:style>
    <style:style style:name="P12" style:family="paragraph" style:parent-style-name="Standard">
      <style:paragraph-properties fo:text-align="center" style:justify-single-word="false" style:writing-mode="lr-tb">
        <style:tab-stops>
          <style:tab-stop style:position="3.9327in"/>
        </style:tab-stops>
      </style:paragraph-properties>
      <style:text-properties officeooo:rsid="001ccd03" officeooo:paragraph-rsid="001ccd03"/>
    </style:style>
    <style:style style:name="P13" style:family="paragraph" style:parent-style-name="Standard">
      <style:paragraph-properties fo:text-align="justify" style:justify-single-word="false" style:writing-mode="lr-tb"/>
      <style:text-properties officeooo:rsid="001ccd03" officeooo:paragraph-rsid="001ccd03"/>
    </style:style>
    <style:style style:name="P14" style:family="paragraph" style:parent-style-name="Standard" style:list-style-name="L1">
      <style:paragraph-properties fo:text-align="justify" style:justify-single-word="false" style:writing-mode="lr-tb"/>
      <style:text-properties officeooo:rsid="001ccd03" officeooo:paragraph-rsid="001ccd03"/>
    </style:style>
    <style:style style:name="P15" style:family="paragraph" style:parent-style-name="Standard" style:list-style-name="L1">
      <style:paragraph-properties fo:text-align="justify" style:justify-single-word="false" style:writing-mode="lr-tb">
        <style:tab-stops>
          <style:tab-stop style:position="3.9327in"/>
        </style:tab-stops>
      </style:paragraph-properties>
      <style:text-properties officeooo:rsid="001ccd03" officeooo:paragraph-rsid="001ccd03"/>
    </style:style>
    <style:style style:name="P16" style:family="paragraph" style:parent-style-name="Standard">
      <style:paragraph-properties fo:text-align="justify" style:justify-single-word="false" style:writing-mode="lr-tb">
        <style:tab-stops>
          <style:tab-stop style:position="3.9327in"/>
        </style:tab-stops>
      </style:paragraph-properties>
      <style:text-properties officeooo:rsid="001ccd03" officeooo:paragraph-rsid="001ccd03"/>
    </style:style>
    <style:style style:name="P17" style:family="paragraph" style:parent-style-name="Standard">
      <style:paragraph-properties fo:text-align="end" style:justify-single-word="false" style:writing-mode="lr-tb"/>
      <style:text-properties officeooo:rsid="001ccd03" officeooo:paragraph-rsid="001ccd03"/>
    </style:style>
    <style:style style:name="P18" style:family="paragraph" style:parent-style-name="Standard">
      <style:paragraph-properties fo:text-align="start" style:justify-single-word="false" style:writing-mode="lr-tb">
        <style:tab-stops>
          <style:tab-stop style:position="3.9327in"/>
        </style:tab-stops>
      </style:paragraph-properties>
      <style:text-properties officeooo:rsid="001ccd03" officeooo:paragraph-rsid="001ccd03"/>
    </style:style>
    <style:style style:name="P19" style:family="paragraph" style:parent-style-name="Standard">
      <style:paragraph-properties fo:text-align="justify" style:justify-single-word="false" style:writing-mode="lr-tb"/>
    </style:style>
    <style:style style:name="P20" style:family="paragraph" style:parent-style-name="Standard">
      <style:paragraph-properties fo:text-align="justify" style:justify-single-word="false" style:writing-mode="lr-tb"/>
      <style:text-properties officeooo:paragraph-rsid="001ccd03"/>
    </style:style>
    <style:style style:name="P21" style:family="paragraph" style:parent-style-name="Standard">
      <style:paragraph-properties fo:text-align="start" style:justify-single-word="false" style:writing-mode="lr-tb"/>
      <style:text-properties officeooo:rsid="001ed509" officeooo:paragraph-rsid="001ed509"/>
    </style:style>
    <style:style style:name="P22" style:family="paragraph" style:parent-style-name="Standard">
      <style:paragraph-properties fo:text-align="start" style:justify-single-word="false" style:writing-mode="lr-tb"/>
      <style:text-properties officeooo:rsid="002044a9" officeooo:paragraph-rsid="002044a9"/>
    </style:style>
    <style:style style:name="P23" style:family="paragraph" style:parent-style-name="Standard">
      <style:paragraph-properties fo:text-align="center" style:justify-single-word="false" style:writing-mode="lr-tb"/>
      <style:text-properties officeooo:rsid="002044a9" officeooo:paragraph-rsid="002044a9"/>
    </style:style>
    <style:style style:name="P24" style:family="paragraph" style:parent-style-name="Standard">
      <style:paragraph-properties fo:text-align="start" style:justify-single-word="false" style:writing-mode="lr-tb"/>
      <style:text-properties fo:font-weight="bold" officeooo:rsid="002044a9" officeooo:paragraph-rsid="002318f1" style:font-weight-asian="bold" style:font-weight-complex="bold"/>
    </style:style>
    <style:style style:name="P25" style:family="paragraph" style:parent-style-name="Standard">
      <style:paragraph-properties fo:text-align="start" style:justify-single-word="false" style:writing-mode="lr-tb"/>
      <style:text-properties fo:font-weight="bold" officeooo:rsid="002044a9" officeooo:paragraph-rsid="00247127" style:font-weight-asian="bold" style:font-weight-complex="bold"/>
    </style:style>
    <style:style style:name="P26" style:family="paragraph" style:parent-style-name="Standard">
      <style:paragraph-properties fo:text-align="justify" style:justify-single-word="false" style:writing-mode="lr-tb"/>
      <style:text-properties fo:font-weight="bold" officeooo:rsid="002044a9" officeooo:paragraph-rsid="00247127" style:font-weight-asian="bold" style:font-weight-complex="bold"/>
    </style:style>
    <style:style style:name="P27" style:family="paragraph" style:parent-style-name="Standard">
      <style:paragraph-properties fo:text-align="start" style:justify-single-word="false" style:writing-mode="lr-tb"/>
      <style:text-properties fo:font-weight="bold" officeooo:rsid="00277d97" officeooo:paragraph-rsid="00277d97" style:font-weight-asian="bold" style:font-weight-complex="bold"/>
    </style:style>
    <style:style style:name="P28" style:family="paragraph" style:parent-style-name="Standard">
      <style:paragraph-properties fo:text-align="start" style:justify-single-word="false" style:writing-mode="lr-tb"/>
      <style:text-properties fo:font-weight="bold" officeooo:rsid="00282f42" officeooo:paragraph-rsid="00282f42" style:font-weight-asian="bold" style:font-weight-complex="bold"/>
    </style:style>
    <style:style style:name="P29" style:family="paragraph" style:parent-style-name="Standard">
      <style:paragraph-properties fo:text-align="start" style:justify-single-word="false" style:writing-mode="lr-tb"/>
      <style:text-properties fo:font-weight="bold" officeooo:rsid="0028ed1d" officeooo:paragraph-rsid="0028ed1d" style:font-weight-asian="bold" style:font-weight-complex="bold"/>
    </style:style>
    <style:style style:name="P30" style:family="paragraph" style:parent-style-name="Standard">
      <style:paragraph-properties fo:text-align="center" style:justify-single-word="false" style:writing-mode="lr-tb"/>
      <style:text-properties fo:font-weight="bold" officeooo:rsid="0028ed1d" officeooo:paragraph-rsid="0028ed1d" style:font-weight-asian="bold" style:font-weight-complex="bold"/>
    </style:style>
    <style:style style:name="P31" style:family="paragraph" style:parent-style-name="Standard">
      <style:paragraph-properties fo:text-align="start" style:justify-single-word="false" style:writing-mode="lr-tb"/>
      <style:text-properties officeooo:rsid="002318f1" officeooo:paragraph-rsid="002318f1"/>
    </style:style>
    <style:style style:name="P32" style:family="paragraph" style:parent-style-name="Standard">
      <style:paragraph-properties fo:text-align="start" style:justify-single-word="false" style:writing-mode="lr-tb"/>
      <style:text-properties officeooo:rsid="0028ed1d" officeooo:paragraph-rsid="0028ed1d"/>
    </style:style>
    <style:style style:name="P33" style:family="paragraph" style:parent-style-name="Standard">
      <style:paragraph-properties fo:text-align="justify" style:justify-single-word="false" style:writing-mode="lr-tb"/>
      <style:text-properties officeooo:rsid="0028ed1d" officeooo:paragraph-rsid="0028ed1d"/>
    </style:style>
    <style:style style:name="P34" style:family="paragraph" style:parent-style-name="Standard" style:master-page-name="Standard">
      <style:paragraph-properties fo:text-align="end" style:justify-single-word="false" style:page-number="auto" style:writing-mode="lr-tb"/>
      <style:text-properties officeooo:rsid="001ccd03" officeooo:paragraph-rsid="001ccd03"/>
    </style:style>
    <style:style style:name="P35" style:family="paragraph" style:parent-style-name="Standard">
      <style:paragraph-properties fo:margin-left="0.5in" fo:margin-right="0in" fo:text-align="start" style:justify-single-word="false" fo:text-indent="0in" style:auto-text-indent="false" style:writing-mode="lr-tb">
        <style:tab-stops>
          <style:tab-stop style:position="3.9327in"/>
        </style:tab-stops>
      </style:paragraph-properties>
      <style:text-properties officeooo:rsid="001ccd03" officeooo:paragraph-rsid="001ccd03"/>
    </style:style>
    <style:style style:name="P36" style:family="paragraph" style:parent-style-name="Standard">
      <style:paragraph-properties fo:margin-left="0.5in" fo:margin-right="0in" fo:text-align="start" style:justify-single-word="false" fo:text-indent="0in" style:auto-text-indent="false" style:writing-mode="lr-tb"/>
    </style:style>
    <style:style style:name="P37" style:family="paragraph" style:parent-style-name="Standard">
      <style:paragraph-properties fo:margin-left="0.5in" fo:margin-right="0in" fo:text-align="start" style:justify-single-word="false" fo:text-indent="0in" style:auto-text-indent="false" style:writing-mode="lr-tb"/>
      <style:text-properties officeooo:paragraph-rsid="001ed509"/>
    </style:style>
    <style:style style:name="P38" style:family="paragraph" style:parent-style-name="Standard">
      <style:paragraph-properties fo:margin-left="0.5in" fo:margin-right="0in" fo:text-align="start" style:justify-single-word="false" fo:text-indent="0in" style:auto-text-indent="false" style:writing-mode="lr-tb"/>
      <style:text-properties officeooo:rsid="002044a9" officeooo:paragraph-rsid="002044a9"/>
    </style:style>
    <style:style style:name="P39" style:family="paragraph" style:parent-style-name="Standard">
      <style:paragraph-properties fo:margin-left="0.5in" fo:margin-right="0in" fo:text-align="start" style:justify-single-word="false" fo:text-indent="0in" style:auto-text-indent="false" style:writing-mode="lr-tb"/>
      <style:text-properties officeooo:rsid="002318f1" officeooo:paragraph-rsid="002318f1"/>
    </style:style>
    <style:style style:name="P40" style:family="paragraph" style:parent-style-name="Standard">
      <style:paragraph-properties fo:margin-left="0.5in" fo:margin-right="0in" fo:text-align="start" style:justify-single-word="false" fo:text-indent="0in" style:auto-text-indent="false" style:writing-mode="lr-tb"/>
      <style:text-properties fo:font-weight="bold" officeooo:rsid="00247127" officeooo:paragraph-rsid="00247127" style:font-weight-asian="bold" style:font-weight-complex="bold"/>
    </style:style>
    <style:style style:name="P41" style:family="paragraph" style:parent-style-name="Standard">
      <style:paragraph-properties fo:margin-left="0.5in" fo:margin-right="0in" fo:text-align="start" style:justify-single-word="false" fo:text-indent="0in" style:auto-text-indent="false" style:writing-mode="lr-tb"/>
      <style:text-properties officeooo:rsid="001986e8" officeooo:paragraph-rsid="001986e8"/>
    </style:style>
    <style:style style:name="P42" style:family="paragraph" style:parent-style-name="Standard">
      <style:paragraph-properties fo:margin-left="0.5in" fo:margin-right="0in" fo:text-align="start" style:justify-single-word="false" fo:text-indent="0in" style:auto-text-indent="false" style:writing-mode="lr-tb"/>
      <style:text-properties officeooo:rsid="001b31c6" officeooo:paragraph-rsid="001b31c6"/>
    </style:style>
    <style:style style:name="P43" style:family="paragraph" style:parent-style-name="Standard">
      <style:paragraph-properties fo:margin-left="0.5in" fo:margin-right="0in" fo:text-align="start" style:justify-single-word="false" fo:text-indent="0in" style:auto-text-indent="false" style:writing-mode="lr-tb"/>
      <style:text-properties officeooo:rsid="0028ed1d" officeooo:paragraph-rsid="0028ed1d"/>
    </style:style>
    <style:style style:name="P44" style:family="paragraph" style:parent-style-name="Standard">
      <loext:graphic-properties draw:fill="solid" draw:fill-color="#ffffff"/>
      <style:paragraph-properties fo:margin-left="0.5in" fo:margin-right="0in" fo:text-align="start" style:justify-single-word="false" fo:text-indent="0in" style:auto-text-indent="false" fo:background-color="#ffffff" fo:padding="0in" fo:border="none" style:writing-mode="lr-tb"/>
    </style:style>
    <style:style style:name="P45" style:family="paragraph" style:parent-style-name="Standard">
      <loext:graphic-properties draw:fill="solid" draw:fill-color="#ffffff"/>
      <style:paragraph-properties fo:margin-left="0.5in" fo:margin-right="0in" fo:text-align="start" style:justify-single-word="false" fo:text-indent="0in" style:auto-text-indent="false" fo:background-color="#ffffff" fo:padding="0in" fo:border="none" style:writing-mode="lr-tb"/>
      <style:text-properties officeooo:paragraph-rsid="0029fd84"/>
    </style:style>
    <style:style style:name="P46" style:family="paragraph" style:parent-style-name="Standard">
      <style:paragraph-properties fo:margin-left="0in" fo:margin-right="0in" fo:text-align="justify" style:justify-single-word="false" fo:text-indent="0in" style:auto-text-indent="false" style:writing-mode="lr-tb"/>
      <style:text-properties officeooo:rsid="001ed509" officeooo:paragraph-rsid="001ed509"/>
    </style:style>
    <style:style style:name="P47" style:family="paragraph" style:parent-style-name="Standard">
      <style:paragraph-properties fo:margin-left="0in" fo:margin-right="0in" fo:text-align="start" style:justify-single-word="false" fo:text-indent="0in" style:auto-text-indent="false" style:writing-mode="lr-tb"/>
      <style:text-properties officeooo:rsid="002044a9" officeooo:paragraph-rsid="002044a9"/>
    </style:style>
    <style:style style:name="P48" style:family="paragraph" style:parent-style-name="Standard">
      <style:paragraph-properties fo:margin-left="0in" fo:margin-right="0in" fo:text-align="center" style:justify-single-word="false" fo:text-indent="0in" style:auto-text-indent="false" style:writing-mode="lr-tb"/>
      <style:text-properties officeooo:rsid="002044a9" officeooo:paragraph-rsid="002044a9"/>
    </style:style>
    <style:style style:name="P49" style:family="paragraph" style:parent-style-name="Standard">
      <style:paragraph-properties fo:margin-left="0in" fo:margin-right="0in" fo:text-align="start" style:justify-single-word="false" fo:text-indent="0in" style:auto-text-indent="false" style:writing-mode="lr-tb"/>
      <style:text-properties officeooo:rsid="00247127" officeooo:paragraph-rsid="00247127"/>
    </style:style>
    <style:style style:name="P50" style:family="paragraph" style:parent-style-name="Standard">
      <style:paragraph-properties fo:margin-left="0in" fo:margin-right="0in" fo:text-align="start" style:justify-single-word="false" fo:text-indent="0in" style:auto-text-indent="false" style:writing-mode="lr-tb"/>
      <style:text-properties officeooo:rsid="00282f42" officeooo:paragraph-rsid="00282f42"/>
    </style:style>
    <style:style style:name="P51" style:family="paragraph" style:parent-style-name="Standard">
      <loext:graphic-properties draw:fill="solid" draw:fill-color="#ffffff"/>
      <style:paragraph-properties fo:margin-left="0in" fo:margin-right="0in" fo:text-align="start" style:justify-single-word="false" fo:text-indent="0in" style:auto-text-indent="false" fo:background-color="#ffffff" fo:padding="0in" fo:border="none" style:writing-mode="lr-tb"/>
      <style:text-properties officeooo:paragraph-rsid="0029fd84"/>
    </style:style>
    <style:style style:name="P52" style:family="paragraph" style:parent-style-name="Standard">
      <style:paragraph-properties fo:margin-left="0in" fo:margin-right="0in" fo:text-align="start" style:justify-single-word="false" fo:text-indent="0in" style:auto-text-indent="false" style:writing-mode="lr-tb"/>
      <style:text-properties officeooo:rsid="00247127" officeooo:paragraph-rsid="0027334a"/>
    </style:style>
    <style:style style:name="P53" style:family="paragraph" style:parent-style-name="Standard">
      <style:paragraph-properties fo:margin-left="0.5in" fo:margin-right="0in" fo:text-align="start" style:justify-single-word="false" fo:text-indent="0in" style:auto-text-indent="false" style:writing-mode="lr-tb"/>
      <style:text-properties officeooo:rsid="00247127" officeooo:paragraph-rsid="0027334a"/>
    </style:style>
    <style:style style:name="T1" style:family="text">
      <style:text-properties fo:color="#080808" style:font-name="JetBrains Mono" fo:font-size="10pt" fo:font-style="normal" fo:font-weight="normal" style:font-size-asian="10pt" style:font-style-asian="normal" style:font-weight-asian="normal"/>
    </style:style>
    <style:style style:name="T2" style:family="text">
      <style:text-properties fo:color="#080808" style:font-name="JetBrains Mono" fo:font-size="10pt" fo:font-style="normal" fo:font-weight="normal" officeooo:rsid="001d7b53" style:font-size-asian="10pt" style:font-style-asian="normal" style:font-weight-asian="normal" style:font-weight-complex="normal"/>
    </style:style>
    <style:style style:name="T3" style:family="text">
      <style:text-properties fo:color="#080808" style:font-name="JetBrains Mono" fo:font-size="10pt" fo:font-style="normal" fo:font-weight="normal" officeooo:rsid="0027334a" style:font-size-asian="10pt" style:font-style-asian="normal" style:font-weight-asian="normal"/>
    </style:style>
    <style:style style:name="T4" style:family="text">
      <style:text-properties fo:color="#080808" style:font-name="Ubuntu" fo:font-size="11.5pt" fo:font-style="normal" fo:font-weight="bold" style:font-size-asian="11.5pt" style:font-style-asian="normal" style:font-weight-asian="bold" style:font-weight-complex="bold"/>
    </style:style>
    <style:style style:name="T5" style:family="text">
      <style:text-properties fo:color="#080808" style:font-name="Ubuntu" fo:font-size="11.5pt" fo:font-style="normal" fo:font-weight="bold" officeooo:rsid="0028ed1d" style:font-size-asian="11.5pt" style:font-style-asian="normal" style:font-weight-asian="bold" style:font-weight-complex="bold"/>
    </style:style>
    <style:style style:name="T6" style:family="text">
      <style:text-properties fo:color="#1750eb" style:font-name="JetBrains Mono" fo:font-size="10pt" fo:font-style="normal" fo:font-weight="normal" style:font-size-asian="10pt" style:font-style-asian="normal" style:font-weight-asian="normal"/>
    </style:style>
    <style:style style:name="T7" style:family="text">
      <style:text-properties fo:color="#8c8c8c" style:font-name="JetBrains Mono" fo:font-size="10pt" fo:font-style="italic" fo:font-weight="normal" style:font-size-asian="10pt" style:font-style-asian="italic" style:font-weight-asian="normal"/>
    </style:style>
    <style:style style:name="T8" style:family="text">
      <style:text-properties fo:color="#0033b3" style:font-name="JetBrains Mono" fo:font-size="10pt" fo:font-style="normal" fo:font-weight="normal" style:font-size-asian="10pt" style:font-style-asian="normal" style:font-weight-asian="normal"/>
    </style:style>
    <style:style style:name="T9" style:family="text">
      <style:text-properties fo:color="#000000" style:font-name="JetBrains Mono" fo:font-size="10pt" fo:font-style="normal" fo:font-weight="normal" style:font-size-asian="10pt" style:font-style-asian="normal" style:font-weight-asian="normal"/>
    </style:style>
    <style:style style:name="T10" style:family="text">
      <style:text-properties fo:color="#008080" style:font-name="JetBrains Mono" fo:font-size="10pt" fo:font-style="normal" fo:font-weight="bold" style:font-size-asian="10pt" style:font-style-asian="normal" style:font-weight-asian="bold"/>
    </style:style>
    <style:style style:name="T11" style:family="text">
      <style:text-properties fo:color="#008080" style:font-name="JetBrains Mono" fo:font-size="10pt" fo:font-style="normal" fo:font-weight="bold" officeooo:rsid="0029fd84" style:font-size-asian="10pt" style:font-style-asian="normal" style:font-weight-asian="bold"/>
    </style:style>
    <style:style style:name="T12" style:family="text">
      <style:text-properties style:text-underline-style="solid" style:text-underline-width="auto" style:text-underline-color="font-color"/>
    </style:style>
    <style:style style:name="T13" style:family="text">
      <style:text-properties officeooo:rsid="001986e8"/>
    </style:style>
    <style:style style:name="T14" style:family="text">
      <style:text-properties fo:color="#000080" style:font-name="JetBrains Mono" fo:font-size="10pt" fo:font-style="normal" fo:font-weight="normal" style:font-size-asian="10pt" style:font-style-asian="normal" style:font-weight-asian="normal"/>
    </style:style>
    <style:style style:name="T15" style:family="text">
      <style:text-properties style:use-window-font-color="true" style:font-name="Liberation Serif" fo:font-size="12pt" fo:language="en" fo:country="US" officeooo:rsid="001986e8" style:letter-kerning="true" style:font-name-asian="Noto Serif CJK SC" style:font-size-asian="12pt" style:language-asian="zh" style:country-asian="CN" style:font-name-complex="Lohit Devanagari" style:font-size-complex="12pt" style:language-complex="hi" style:country-complex="IN"/>
    </style:style>
    <style:style style:name="T16" style:family="text">
      <style:text-properties style:use-window-font-color="true" style:font-name="Liberation Serif" fo:font-size="12pt" fo:language="en" fo:country="US" fo:font-weight="bold" officeooo:rsid="001ed509" style:letter-kerning="true" style:font-name-asian="Noto Serif CJK SC" style:font-size-asian="12pt" style:language-asian="zh" style:country-asian="CN" style:font-weight-asian="bold" style:font-name-complex="Lohit Devanagari" style:font-size-complex="12pt" style:language-complex="hi" style:country-complex="IN" style:font-weight-complex="bold"/>
    </style:style>
    <style:style style:name="T17" style:family="text">
      <style:text-properties style:use-window-font-color="true" style:font-name="Liberation Serif" fo:font-size="12pt" fo:language="en" fo:country="US" fo:font-weight="normal"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8" style:family="text">
      <style:text-properties style:use-window-font-color="true" style:font-name="Liberation Serif" fo:font-size="12pt" fo:language="en" fo:country="US" fo:font-weight="normal" officeooo:rsid="0028ed1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19" style:family="text">
      <style:text-properties style:use-window-font-color="true" style:font-name="Liberation Serif" fo:font-size="12pt" fo:language="en" fo:country="US" fo:font-weight="normal" officeooo:rsid="002b33ad" style:letter-kerning="true" style:font-name-asian="Noto Serif CJK SC" style:font-size-asian="12pt" style:language-asian="zh" style:country-asian="CN" style:font-weight-asian="normal" style:font-name-complex="Lohit Devanagari" style:font-size-complex="12pt" style:language-complex="hi" style:country-complex="IN" style:font-weight-complex="normal"/>
    </style:style>
    <style:style style:name="T20" style:family="text">
      <style:text-properties officeooo:rsid="001b31c6"/>
    </style:style>
    <style:style style:name="T21" style:family="text">
      <style:text-properties officeooo:rsid="001ccd03"/>
    </style:style>
    <style:style style:name="T22" style:family="text">
      <style:text-properties officeooo:rsid="001d7b53"/>
    </style:style>
    <style:style style:name="T23" style:family="text">
      <style:text-properties fo:font-weight="bold" style:font-weight-asian="bold" style:font-weight-complex="bold"/>
    </style:style>
    <style:style style:name="T24" style:family="text">
      <style:text-properties fo:font-weight="bold" officeooo:rsid="001d7b53" style:font-weight-asian="bold" style:font-weight-complex="bold"/>
    </style:style>
    <style:style style:name="T25" style:family="text">
      <style:text-properties fo:font-weight="bold" officeooo:rsid="001ed509" style:font-weight-asian="bold" style:font-weight-complex="bold"/>
    </style:style>
    <style:style style:name="T26" style:family="text">
      <style:text-properties fo:font-weight="bold" officeooo:rsid="0027334a" style:font-weight-asian="bold" style:font-weight-complex="bold"/>
    </style:style>
    <style:style style:name="T27" style:family="text">
      <style:text-properties fo:font-weight="bold" officeooo:rsid="00277d97" style:font-weight-asian="bold" style:font-weight-complex="bold"/>
    </style:style>
    <style:style style:name="T28" style:family="text">
      <style:text-properties fo:font-weight="bold" officeooo:rsid="00282f42" style:font-weight-asian="bold" style:font-weight-complex="bold"/>
    </style:style>
    <style:style style:name="T29" style:family="text">
      <style:text-properties fo:font-weight="bold" officeooo:rsid="001986e8" style:font-weight-asian="bold" style:font-weight-complex="bold"/>
    </style:style>
    <style:style style:name="T30" style:family="text">
      <style:text-properties fo:font-weight="normal" style:font-weight-asian="normal" style:font-weight-complex="normal"/>
    </style:style>
    <style:style style:name="T31" style:family="text">
      <style:text-properties fo:font-weight="normal" officeooo:rsid="001d7b53" style:font-weight-asian="normal" style:font-weight-complex="normal"/>
    </style:style>
    <style:style style:name="T32" style:family="text">
      <style:text-properties fo:font-weight="normal" officeooo:rsid="0021cc93" style:font-weight-asian="normal" style:font-weight-complex="normal"/>
    </style:style>
    <style:style style:name="T33" style:family="text">
      <style:text-properties fo:font-weight="normal" officeooo:rsid="002318f1" style:font-weight-asian="normal" style:font-weight-complex="normal"/>
    </style:style>
    <style:style style:name="T34" style:family="text">
      <style:text-properties fo:font-weight="normal" officeooo:rsid="0028ed1d" style:font-weight-asian="normal" style:font-weight-complex="normal"/>
    </style:style>
    <style:style style:name="T35" style:family="text">
      <style:text-properties officeooo:rsid="001eb2f9"/>
    </style:style>
    <style:style style:name="T36" style:family="text">
      <style:text-properties officeooo:rsid="001ed509"/>
    </style:style>
    <style:style style:name="T37" style:family="text">
      <style:text-properties officeooo:rsid="002044a9"/>
    </style:style>
    <style:style style:name="T38" style:family="text">
      <style:text-properties officeooo:rsid="002318f1"/>
    </style:style>
    <style:style style:name="T39" style:family="text">
      <style:text-properties style:text-underline-style="none"/>
    </style:style>
    <style:style style:name="T40" style:family="text">
      <style:text-properties officeooo:rsid="0027334a"/>
    </style:style>
    <style:style style:name="T41" style:family="text">
      <style:text-properties officeooo:rsid="00277d97"/>
    </style:style>
    <style:style style:name="T42" style:family="text">
      <style:text-properties officeooo:rsid="00282f42"/>
    </style:style>
    <style:style style:name="T43" style:family="text">
      <style:text-properties officeooo:rsid="0028ed1d"/>
    </style:style>
    <style:style style:name="T44" style:family="text">
      <style:text-properties officeooo:rsid="0029fd84"/>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4">Aleksei Tourkine</text:p>
      <text:p text:style-name="P17"/>
      <text:p text:style-name="P17"/>
      <text:p text:style-name="P11">Introduction</text:p>
      <text:p text:style-name="P13"><text:tab/></text:p>
      <text:p text:style-name="P13">The text below explains the solution for the 2 tasks. The task contains 4 steps :</text:p>
      <text:list xml:id="list2305972586" text:style-name="L1">
        <text:list-item>
          <text:p text:style-name="P14">Preparing the Bell state</text:p>
        </text:list-item>
        <text:list-item>
          <text:p text:style-name="P15">Implementation of arbitrary “error gate”</text:p>
        </text:list-item>
        <text:list-item>
          <text:p text:style-name="P15">Encoding the error correction</text:p>
        </text:list-item>
        <text:list-item>
          <text:p text:style-name="P15">Testing the solution and discussion of the results.</text:p>
        </text:list-item>
      </text:list>
      <text:p text:style-name="P16"/>
      <text:p text:style-name="P12">Part I. The Bell state</text:p>
      <text:p text:style-name="P18"/>
      <text:p text:style-name="P18">The code <text:span text:style-name="T22">for the Bell state is in the </text:span><text:span text:style-name="T24">bellstate.py</text:span><text:span text:style-name="T31">:</text:span></text:p>
      <text:p text:style-name="P35"><text:span text:style-name="T2">qb1 = qskt.QuantumRegister(dimension, </text:span><text:span text:style-name="T10">'qb1'</text:span><text:span text:style-name="T1">)</text:span><text:line-break/><text:span text:style-name="T1">qb2 = qskt.QuantumRegister(dimension, </text:span><text:span text:style-name="T10">'qb2'</text:span><text:span text:style-name="T1">)</text:span><text:line-break/><text:span text:style-name="T1">cm = qskt.ClassicalRegister(</text:span><text:span text:style-name="T6">2</text:span><text:span text:style-name="T1">)</text:span><text:line-break/><text:line-break/><text:span text:style-name="T1">circuit = qskt.QuantumCircuit(qb1, qb2, cm)</text:span><text:line-break/><text:line-break/><text:span text:style-name="T7"># Basic circuit</text:span><text:line-break/><text:span text:style-name="T1">circuit.h(qb1)</text:span><text:line-break/><text:span text:style-name="T1">circuit.cx(qb1, qb2)</text:span><text:line-break/><text:line-break/><text:span text:style-name="T1">circuit.measure(qb1, cm[</text:span><text:span text:style-name="T6">0</text:span><text:span text:style-name="T1">])</text:span><text:line-break/><text:span text:style-name="T1">circuit.measure(qb2, cm[</text:span><text:span text:style-name="T6">1</text:span><text:span text:style-name="T1">])</text:span></text:p>
      <text:p text:style-name="P35"><text:span text:style-name="T31"/></text:p>
      <text:p text:style-name="P11"/>
      <text:p text:style-name="P11"><text:span text:style-name="T35">Part II. </text:span>Simulating <text:s/>quantum noise</text:p>
      <text:p text:style-name="P11"/>
      <text:p text:style-name="P20"><text:span text:style-name="T21"><text:tab/><text:tab/><text:tab/>In order to simulate </text:span><text:span text:style-name="T35">the noise two solutions are possible: using the built-in qiskit noise generator or using additional qubits to add the noise. </text:span><text:span text:style-name="T36">The second solution requires two qubits of noise per one underlying qubit. One additional qubit is used to generate the error event and the other is to choose the error type: bit flip or sign flip. Below is the code from </text:span><text:span text:style-name="T16">BellStateWithNoise</text:span><text:span text:style-name="T25">.py</text:span><text:span text:style-name="T36">:</text:span></text:p>
      <text:p text:style-name="P13"/>
      <text:p text:style-name="P37"><text:span text:style-name="T8">def </text:span><text:span text:style-name="T9">errorCode</text:span><text:span text:style-name="T1">(input, errorQb, errorTypeQb, errorProba, bitFlipProba, circuit):</text:span><text:line-break/><text:span text:style-name="T1"> <text:s text:c="3"/></text:span><text:span text:style-name="T7"># circuit.</text:span><text:line-break/><text:span text:style-name="T7"> <text:s text:c="3"/></text:span><text:span text:style-name="T8">for </text:span><text:span text:style-name="T1">i </text:span><text:span text:style-name="T8">in </text:span><text:span text:style-name="T14">range</text:span><text:span text:style-name="T1">(</text:span><text:span text:style-name="T14">len</text:span><text:span text:style-name="T1">(input)):</text:span><text:line-break/><text:span text:style-name="T1"> <text:s text:c="7"/>circuit.initialize([sqrt(</text:span><text:span text:style-name="T6">1 </text:span><text:span text:style-name="T1">- errorProba), sqrt(errorProba)], errorQb[i])</text:span><text:line-break/><text:span text:style-name="T1"> <text:s text:c="7"/>circuit.initialize([sqrt(</text:span><text:span text:style-name="T6">1 </text:span><text:span text:style-name="T1">- bitFlipProba), sqrt(bitFlipProba)], errorTypeQb[i])</text:span><text:line-break/><text:span text:style-name="T1"> <text:s text:c="7"/>circuit.ccx(errorQb[i], errorTypeQb[i], input[i])</text:span><text:line-break/><text:line-break/><text:span text:style-name="T1"> <text:s text:c="7"/>circuit.x(errorTypeQb[i])</text:span><text:line-break/><text:span text:style-name="T1"> <text:s text:c="7"/>ccz(errorQb[i], errorTypeQb[i], input[i], circuit)</text:span></text:p>
      <text:p text:style-name="P37"><text:span text:style-name="T1"/></text:p>
      <text:p text:style-name="P1">Consider a void circuit with 30 pct probability of error and 70 probability of bit flip in case of error. <text:span text:style-name="T37">Running the file with these parameters gives (for 10000 simulations)</text:span></text:p>
      <text:p text:style-name="P1">{'00': 3947, '01': 1019, '10': 1062, '11': 3972}</text:p>
      <text:p text:style-name="P22">As expected the noise affects 21% of scenarios. This corresponds to the probability of the bit-flip error. The sign-flip error cannot be observed in this way. To do that one can uncompute the circuit and measure the first qubit only</text:p>
      <text:p text:style-name="P22"/>
      <text:p text:style-name="P38"><text:span text:style-name="T1">circuit.cx(qb1, qb2)</text:span><text:line-break/><text:span text:style-name="T1">circuit.h(qb1)</text:span><text:line-break/><text:span text:style-name="T1">circuit.measure(qb1, cm[</text:span><text:span text:style-name="T6">0</text:span><text:span text:style-name="T1">])</text:span></text:p>
      <text:p text:style-name="P47"><text:soft-page-break/>which yields the results: {'00': 9052, '01': 948} in accorance with the expected probability: </text:p>
      <text:p text:style-name="P48"><text:tab/>9% = 30% * (1-70%)</text:p>
      <text:p text:style-name="P22">If we observe both qubits after the full uncomputation of the circuit</text:p>
      <text:p text:style-name="P23">{'00': 7175, '01': 708, '10': 1934, '11': 183}</text:p>
      <text:p text:style-name="P22">total 28% of error affected states is observed close to 30% expected.</text:p>
      <text:p text:style-name="P22"/>
      <text:p text:style-name="P21">The alternative solution is in the <text:span text:style-name="T23">NoiseModelTask2.py</text:span>.</text:p>
      <text:p text:style-name="P45"><text:span text:style-name="T8">def </text:span><text:span text:style-name="T9">buildNoiseModel</text:span><text:span text:style-name="T1">(errorProba, probaType):</text:span><text:line-break/><text:span text:style-name="T1"> <text:s text:c="3"/>noise_bit_flip = NoiseModel()</text:span><text:line-break/><text:span text:style-name="T1"> <text:s text:c="3"/>error = pauli_error([(</text:span><text:span text:style-name="T10">'X'</text:span><text:span text:style-name="T1">, probaType * errorProba), (</text:span><text:span text:style-name="T10">'I'</text:span><text:span text:style-name="T1">, </text:span><text:span text:style-name="T6">1 </text:span><text:span text:style-name="T1">- errorProba), (</text:span><text:span text:style-name="T10">'Z'</text:span><text:span text:style-name="T1">, (</text:span><text:span text:style-name="T6">1 </text:span><text:span text:style-name="T1">- probaType) * errorProba)])</text:span><text:line-break/><text:span text:style-name="T1"> <text:s text:c="3"/>noise_bit_flip.add_all_qubit_quantum_error(error, [</text:span><text:bookmark-start text:name="__DdeLink__1586_2134703968"/><text:span text:style-name="T10">"id"</text:span><text:bookmark-end text:name="__DdeLink__1586_2134703968"/><text:span text:style-name="T1">])</text:span><text:line-break/><text:span text:style-name="T1"> <text:s text:c="3"/></text:span><text:span text:style-name="T8">return </text:span><text:span text:style-name="T1">noise_bit_flip</text:span><text:line-break/></text:p>
      <text:p text:style-name="P51"><text:span text:style-name="T44">With the noise model above the noise will be generated by the </text:span><text:span text:style-name="T11">"id"</text:span><text:span text:style-name="T44"> gates:</text:span></text:p>
      <text:p text:style-name="P45"><text:span text:style-name="T1">circ.id(qb)</text:span><text:line-break/></text:p>
      <text:p text:style-name="P46">The advantage of using the built-in noise generation is that it economizes the qubits and thus reduces the simulation time.</text:p>
      <text:p text:style-name="P19"/>
      <text:p text:style-name="P1"/>
      <text:p text:style-name="P23">Part III. Error correction</text:p>
      <text:p text:style-name="P1"/>
      <text:p text:style-name="P25"><text:span text:style-name="T12"><text:tab/><text:tab/><text:tab/><text:tab/><text:tab/><text:tab/><text:tab/><text:tab/><text:tab/><text:tab/></text:span><text:span text:style-name="T39">Single qubit correction </text:span></text:p>
      <text:p text:style-name="P25"><text:span text:style-name="T39"/></text:p>
      <text:p text:style-name="P26"><text:span text:style-name="T32">First I am going to briefly discuss the one-dimension case </text:span><text:span text:style-name="T33">f</text:span><text:span text:style-name="T30">ollowing ideas from the wikipedia article referenced in the task description. </text:span><text:span text:style-name="T33">Please see the file </text:span><text:span text:style-name="T38">BasicErrorCorrectionCircuit,py</text:span></text:p>
      <text:p text:style-name="P24"><text:span text:style-name="T30"/></text:p>
      <text:p text:style-name="P2"><text:span text:style-name="T33">Let’s first simulate the qubit repeated 3 times. </text:span></text:p>
      <text:p text:style-name="P2"><text:span text:style-name="T33"/></text:p>
      <text:p text:style-name="P1">{'000': 4979, '001': 1324, '010': 1247, '011': 354, '100': 1276, '101': 374, '110': 351, '111': 95}</text:p>
      <text:p text:style-name="P2"><text:span text:style-name="T38">To define the correct value w</text:span>e can measure only the last two bits and establish the rule as:</text:p>
      <text:list xml:id="list2855620729" text:style-name="L2">
        <text:list-item>
          <text:p text:style-name="P3">if the <text:span text:style-name="T38">last two bits </text:span>differ then take the first bit as is</text:p>
        </text:list-item>
        <text:list-item>
          <text:p text:style-name="P3">otherwise if both are equal the result is equal to their value</text:p>
        </text:list-item>
      </text:list>
      <text:p text:style-name="P2"/>
      <text:p text:style-name="P1">In that case we will be mistaken about the first bit only in cases</text:p>
      <text:p text:style-name="P1">’011': 354, ‘101': 374, '110': 351, '111': 95</text:p>
      <text:p text:style-name="P19">The total probability being 11.7% and we will correctly guess the value of the first bit in 88.3% which is already better than the initial situation. </text:p>
      <text:p text:style-name="P19"/>
      <text:p text:style-name="P1">Now we can make the <text:span text:style-name="T38">error </text:span>correction automatic with the following code:</text:p>
      <text:p text:style-name="P1"/>
      <text:p text:style-name="P36"><text:span text:style-name="T8">def </text:span><text:span text:style-name="T9">bitFlipCode</text:span><text:span text:style-name="T1">(input, ancilla, circuit):</text:span><text:line-break/><text:span text:style-name="T7"># bit flip correction ----------------------------------------------</text:span><text:line-break/><text:span text:style-name="T7"> <text:s text:c="3"/></text:span><text:span text:style-name="T1">circuit.cx(input[</text:span><text:span text:style-name="T6">0</text:span><text:span text:style-name="T1">], ancilla[</text:span><text:span text:style-name="T6">0</text:span><text:span text:style-name="T1">])</text:span><text:line-break/><text:span text:style-name="T1"> <text:s text:c="3"/>circuit.cx(input[</text:span><text:span text:style-name="T6">1</text:span><text:span text:style-name="T1">], ancilla[</text:span><text:span text:style-name="T6">0</text:span><text:span text:style-name="T1">])</text:span><text:line-break/><text:span text:style-name="T1"> <text:s text:c="3"/>circuit.cx(input[</text:span><text:span text:style-name="T6">0</text:span><text:span text:style-name="T1">], ancilla[</text:span><text:span text:style-name="T6">1</text:span><text:span text:style-name="T1">])</text:span><text:line-break/><text:span text:style-name="T1"> <text:s text:c="3"/>circuit.cx(input[</text:span><text:span text:style-name="T6">2</text:span><text:span text:style-name="T1">], ancilla[</text:span><text:span text:style-name="T6">1</text:span><text:span text:style-name="T1">])</text:span><text:line-break/><text:line-break/><text:span text:style-name="T1"> <text:s text:c="3"/>circuit.ccx(ancilla[</text:span><text:span text:style-name="T6">0</text:span><text:span text:style-name="T1">], ancilla[</text:span><text:span text:style-name="T6">1</text:span><text:span text:style-name="T1">], input[</text:span><text:span text:style-name="T6">0</text:span><text:span text:style-name="T1">])</text:span></text:p>
      <text:p text:style-name="P36"/>
      <text:p text:style-name="P36"><text:span text:style-name="T1">errorCode(qb1, errorQB[:</text:span><text:span text:style-name="T6">3</text:span><text:span text:style-name="T1">], errorQB[</text:span><text:span text:style-name="T6">3</text:span><text:span text:style-name="T1">:</text:span><text:span text:style-name="T6">6</text:span><text:span text:style-name="T1">], </text:span><text:span text:style-name="T6">0.3</text:span><text:span text:style-name="T1">, </text:span><text:span text:style-name="T6">0.7</text:span><text:span text:style-name="T1">, circuit)</text:span><text:line-break/><text:span text:style-name="T1">bitFlipCode(qb1, ancilla, circuit)</text:span><text:line-break/><text:span text:style-name="T1">circuit.measure(qb1[</text:span><text:span text:style-name="T6">0</text:span><text:span text:style-name="T1">], cm[</text:span><text:span text:style-name="T6">0</text:span><text:span text:style-name="T1">])</text:span><text:line-break/></text:p>
      <text:p text:style-name="P1"><text:soft-page-break/></text:p>
      <text:p text:style-name="P1">The principle is the same but there is no need to analyze the measurements. On the other hand we need to use two additional ancilla bits. <text:span text:style-name="T38">The quality of the error correction is clearly the same. With the code below</text:span></text:p>
      <text:p text:style-name="P44"><text:span text:style-name="T7"># Error code</text:span><text:line-break/><text:span text:style-name="T1">errorCode(qb1, errorQB[:dimension], errorQB[dimension : (</text:span><text:span text:style-name="T6">2</text:span><text:span text:style-name="T1">*dimension)], </text:span><text:span text:style-name="T6">0.3</text:span><text:span text:style-name="T1">, </text:span><text:span text:style-name="T6">0.7</text:span><text:span text:style-name="T1">, circuit)</text:span><text:line-break/><text:span text:style-name="T7"># bit-flip correction code</text:span><text:line-break/><text:span text:style-name="T1">bitFlipCode(qb1, ancilla, circuit)</text:span><text:line-break/><text:span text:style-name="T7"># measuring</text:span><text:line-break/><text:span text:style-name="T1">circuit.measure(qb1[</text:span><text:span text:style-name="T6">0</text:span><text:span text:style-name="T1">], cm[</text:span><text:span text:style-name="T6">0</text:span><text:span text:style-name="T1">])</text:span><text:line-break/></text:p>
      <text:p text:style-name="P31">the results are in line with the manual calculation presented above.</text:p>
      <text:p text:style-name="P39">{'000': 8859, '001': 1141}</text:p>
      <text:p text:style-name="P31">To fix the sign-flip error one needs to rotate the basis and perform the same procedure:</text:p>
      <text:p text:style-name="P39"><text:span text:style-name="T8">def </text:span><text:span text:style-name="T9">signFlipCode</text:span><text:span text:style-name="T1">(input, ancilla, circuit):</text:span><text:line-break/><text:span text:style-name="T1"> <text:s text:c="3"/>circuit.h(input)</text:span><text:line-break/><text:span text:style-name="T1"> <text:s text:c="3"/>bitFlipCode(input, ancilla, circuit)</text:span><text:line-break/><text:span text:style-name="T1"> <text:s text:c="3"/>circuit.h(input)</text:span><text:line-break/></text:p>
      <text:p text:style-name="P49">To verify that it works one needs to run the circuit on the balanced state as in the code below.</text:p>
      <text:p text:style-name="P53"><text:span text:style-name="T1">circuit.h(qb1)</text:span><text:line-break/><text:span text:style-name="T7"># Error code</text:span><text:line-break/><text:span text:style-name="T1">errorCode(qb1, errorQB[:dimension], errorQB[dimension : (</text:span><text:span text:style-name="T6">2</text:span><text:span text:style-name="T1">*dimension)], </text:span><text:span text:style-name="T6">0.3</text:span><text:span text:style-name="T1">, </text:span><text:span text:style-name="T6">0.7</text:span><text:span text:style-name="T1">, circuit)</text:span><text:line-break/><text:span text:style-name="T1">signFlipCode(qb1, ancilla, circuit)</text:span><text:line-break/><text:span text:style-name="T1">circuit.h(qb1)</text:span><text:line-break/><text:span text:style-name="T7"># measuring</text:span><text:line-break/><text:span text:style-name="T1">circuit.measure(qb1[</text:span><text:span text:style-name="T6">0</text:span><text:span text:style-name="T1">], cm[</text:span><text:span text:style-name="T6">0</text:span><text:span text:style-name="T1">])</text:span></text:p>
      <text:p text:style-name="P53"><text:span text:style-name="T1"/></text:p>
      <text:p text:style-name="P52"><text:span text:style-name="T3">It is important to obeserve that in case of the balanced state the error rate was equal to the probabilty of the sign-flip while for a simple state only the bit-flip error afftcted the result.</text:span><text:line-break/></text:p>
      <text:p text:style-name="P40">Noise correction for the Bell states</text:p>
      <text:p text:style-name="P1"/>
      <text:p text:style-name="P1">Now let’s get back to the initial circuit. <text:s/><text:span text:style-name="T40">Let’s first anayze the errors affecting the circuit. To that I propose to uncompute the circuit. As in the code below </text:span><text:span text:style-name="T41">(see </text:span><text:span text:style-name="T27">BellStateWithNoise.py</text:span><text:span text:style-name="T41">)</text:span></text:p>
      <text:p text:style-name="P6"/>
      <text:p text:style-name="P6"><text:span text:style-name="T1">circuit.h(qb1)</text:span><text:line-break/><text:line-break/><text:span text:style-name="T7"># Error code</text:span><text:line-break/><text:span text:style-name="T1">errorCode(qb1, errorQB[:dimension], errorQB[dimension : (</text:span><text:span text:style-name="T6">2</text:span><text:span text:style-name="T1">*dimension)], </text:span><text:span text:style-name="T6">0.3</text:span><text:span text:style-name="T1">, </text:span><text:span text:style-name="T6">0.7</text:span><text:span text:style-name="T1">, circuit)</text:span><text:line-break/><text:span text:style-name="T1">errorCode(qb2, errorQB[(</text:span><text:span text:style-name="T6">2</text:span><text:span text:style-name="T1">*dimension):(</text:span><text:span text:style-name="T6">3</text:span><text:span text:style-name="T1">*dimension)], errorQB[(</text:span><text:span text:style-name="T6">3</text:span><text:span text:style-name="T1">*dimension):], </text:span><text:span text:style-name="T6">0.3</text:span><text:span text:style-name="T1">, </text:span><text:span text:style-name="T6">0.7</text:span><text:span text:style-name="T1">, circuit)</text:span><text:line-break/><text:line-break/><text:span text:style-name="T1">circuit.cx(qb1, qb2)</text:span><text:line-break/><text:line-break/><text:span text:style-name="T7"># Uncomputing</text:span><text:line-break/><text:span text:style-name="T1">circuit.cx(qb1, qb2)</text:span><text:line-break/><text:span text:style-name="T1">circuit.h(qb1)</text:span><text:line-break/><text:line-break/><text:span text:style-name="T1">circuit.measure(qb1, cm[</text:span><text:span text:style-name="T6">0</text:span><text:span text:style-name="T1">])</text:span><text:line-break/><text:span text:style-name="T1">circuit.measure(qb2, cm[</text:span><text:span text:style-name="T6">1</text:span><text:span text:style-name="T1">])</text:span><text:line-break/></text:p>
      <text:p text:style-name="P5">In case there is no error the result will be 00 in all cases, otherwise we’ll see a proportion of 1 that corresponds to the error probabilities.</text:p>
      <text:p text:style-name="P5"/>
      <text:p text:style-name="P8"><text:soft-page-break/><text:span text:style-name="T26">Important observation</text:span><text:span text:style-name="T40">: </text:span>we can verify the bit flip error has no effect on the first bit as well as the sign bit error has no effect on the second one. <text:span text:style-name="T40">This is an important observation that well simplify the error correction.</text:span></text:p>
      <text:p text:style-name="P8"/>
      <text:p text:style-name="P8"><text:tab/>It might be tempting to use the error correction described earlier in a straightforward way but it does not actually work. Entanglement of the second qubit with a balanced state complicates things as error-induced uncertainty is mixed with the rotation induced one. </text:p>
      <text:p text:style-name="P8"/>
      <text:p text:style-name="P7">To avoid that <text:span text:style-name="T41">we </text:span>either <text:span text:style-name="T41">need </text:span>to adapt the error correction idea <text:span text:style-name="T42">(</text:span><text:span text:style-name="T28">Solution 1</text:span><text:span text:style-name="T42">) </text:span>to the current situation o<text:span text:style-name="T41">r </text:span>entangle the duplicated qubits before the Hadamard gate <text:span text:style-name="T42">(</text:span><text:span text:style-name="T28">Solution 2</text:span><text:span text:style-name="T42">) </text:span>. </text:p>
      <text:p text:style-name="P5"/>
      <text:p text:style-name="P27"><text:tab/>Solution 1</text:p>
      <text:p text:style-name="P5"/>
      <text:p text:style-name="P5">Let’s explore the first approach. Suppose there is only a bit flip error that is happening on the second qubit, <text:s/>In that case we get the following state after the error is introduced:</text:p>
      <text:p text:style-name="P5"/>
      <text:p text:style-name="P10"><text:span text:style-name="T13"><text:tab/></text:span><text:span text:style-name="T29">CNOT </text:span><text:span text:style-name="T13">[ (A* |+0&gt; + B * |</text:span><text:span text:style-name="T15">+</text:span><text:span text:style-name="T13">1&gt;) ] = A * (|00&gt; + |11&gt;) + <text:s/>B * (|01&gt; + |01&gt;) </text:span></text:p>
      <text:p text:style-name="P5"/>
      <text:p text:style-name="P5">where A = Sqrt(1 – ErrorProbability^2) / sqrt(2) and B = Sqrt(ErrorProbability) / sqrt(2) </text:p>
      <text:p text:style-name="P5">In the below I’ll skip the precise expressions for A and B as their exact values are not important for the logic of the algorithm. </text:p>
      <text:p text:style-name="P5"/>
      <text:p text:style-name="P5">Now we somehow need to fix the value of the second state. As the initial pair is an entangled Bell pair we intend to use the first qubit along with an additional ancilla qubit. The code below fixes <text:span text:style-name="T20">the qb2.</text:span></text:p>
      <text:p text:style-name="P5"/>
      <text:p text:style-name="P41"><text:span text:style-name="T1">circuit.cx(qb1, ancilla[</text:span><text:span text:style-name="T6">0</text:span><text:span text:style-name="T1">])</text:span><text:line-break/><text:span text:style-name="T1">circuit.cx(qb2, ancilla[</text:span><text:span text:style-name="T6">0</text:span><text:span text:style-name="T1">])</text:span><text:line-break/><text:span text:style-name="T1">circuit.cx(ancilla[</text:span><text:span text:style-name="T6">0</text:span><text:span text:style-name="T1">], qb2)</text:span><text:line-break/></text:p>
      <text:p text:style-name="P9">To fix the sign flip we employ a similar idea combined with qubit rotation:</text:p>
      <text:p text:style-name="P42"><text:span text:style-name="T1">circuit.h(qb1)</text:span><text:line-break/><text:span text:style-name="T1">circuit.h(qb2)</text:span><text:line-break/><text:line-break/><text:span text:style-name="T1">circuit.cx(qb1, ancilla[</text:span><text:span text:style-name="T6">1</text:span><text:span text:style-name="T1">])</text:span><text:line-break/><text:span text:style-name="T1">circuit.cx(qb2, ancilla[</text:span><text:span text:style-name="T6">1</text:span><text:span text:style-name="T1">])</text:span><text:line-break/><text:span text:style-name="T1">circuit.cx(ancilla[</text:span><text:span text:style-name="T6">1</text:span><text:span text:style-name="T1">], qb1)</text:span><text:line-break/><text:line-break/><text:span text:style-name="T1">circuit.h(qb1)</text:span><text:line-break/><text:span text:style-name="T1">circuit.h(qb2)</text:span><text:line-break/></text:p>
      <text:p text:style-name="P50">Using the uncomputation test we can see the main qubits qb1[0] and qb2[0] are fixed. </text:p>
      <text:p text:style-name="P50"/>
      <text:p text:style-name="P28">Solution 2</text:p>
      <text:p text:style-name="P1"/>
      <text:p text:style-name="P4"><text:span text:style-name="T43">This solution employs the error correction scheme in a more standard way. To avoid the dimension curse I had to use the built-in noise simulator, see the file </text:span><text:span text:style-name="T4">Solution2withBuiltInNoiseModel.</text:span><text:span text:style-name="T5">py.</text:span></text:p>
      <text:p text:style-name="P33"><text:tab/><text:tab/></text:p>
      <text:p text:style-name="P33">The problem with employing the bit-flip correction in a straightforward manner is that the mixing induced but the Hadamard gate cannot be distinguished from the noise. To avoid that we would prefer to have the repeated qubits fully synchronized. I suggest then to implement entangling prior to the error step as below:</text:p>
      <text:p text:style-name="P43"><text:span text:style-name="T7"># We need the repeated qubits to be synchronize:</text:span><text:line-break/><text:span text:style-name="T1">circ.h(qb1[</text:span><text:span text:style-name="T6">0</text:span><text:span text:style-name="T1">])</text:span><text:line-break/><text:soft-page-break/><text:span text:style-name="T1">circ.cx(qb1[</text:span><text:span text:style-name="T6">0</text:span><text:span text:style-name="T1">], qb1[</text:span><text:span text:style-name="T6">1</text:span><text:span text:style-name="T1">])</text:span><text:line-break/><text:span text:style-name="T1">circ.cx(qb1[</text:span><text:span text:style-name="T6">0</text:span><text:span text:style-name="T1">], qb1[</text:span><text:span text:style-name="T6">2</text:span><text:span text:style-name="T1">])</text:span><text:line-break/><text:span text:style-name="T7"># Introducing error:</text:span><text:line-break/><text:span text:style-name="T1">circ.id(qb1)</text:span><text:line-break/><text:span text:style-name="T1">circ.id(qb2)</text:span><text:line-break/><text:line-break/><text:span text:style-name="T7"># # CNOT gate that entangles the two qubits</text:span><text:line-break/><text:span text:style-name="T1">circ.cx(qb1, qb2)</text:span></text:p>
      <text:p text:style-name="P32"/>
      <text:p text:style-name="P30">Part 4. Discussion</text:p>
      <text:p text:style-name="P29"/>
      <text:p text:style-name="P4"><text:span text:style-name="T34"><text:tab/>Although the Solution I </text:span><text:span text:style-name="T18">reproduces the Bell step I doubt that it is what was expected. To my mind it is not really an error-correction code as it will only work if the initial state is initialized as | 0 0 &gt;.</text:span></text:p>
      <text:p text:style-name="P4"><text:span text:style-name="T18"/></text:p>
      <text:p text:style-name="P32"><text:span text:style-name="T18">T</text:span><text:span text:style-name="T17">he second solution is more cumbersome, </text:span><text:span text:style-name="T19">more </text:span><text:span text:style-name="T17">blunt </text:span><text:span text:style-name="T19">and less precise but it works whatever the initial state</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JetBrains Mono" svg:font-family="'JetBrains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Ubuntu" svg:font-family="Ubuntu"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US"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6" style:layout-grid-base-height="0.216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1T11:52:29</meta:creation-date>
    <dc:language>en-US</dc:language>
    <dc:date>2021-02-13T18:36:22.816026708</dc:date>
    <meta:editing-cycles>12</meta:editing-cycles>
    <meta:editing-duration>PT9H52M36S</meta:editing-duration>
    <meta:generator>LibreOffice/6.4.5.2$Linux_X86_64 LibreOffice_project/40$Build-2</meta:generator>
    <meta:document-statistic meta:table-count="0" meta:image-count="0" meta:object-count="0" meta:page-count="5" meta:paragraph-count="76" meta:word-count="1320" meta:character-count="8994" meta:non-whitespace-character-count="7601"/>
  </office:meta>
</office:document-meta>
</file>